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öhne Mono" svg:font-family="'Söhne Mono', Monaco, 'Andale Mono', 'Ubuntu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692" officeooo:paragraph-rsid="00096692"/>
    </style:style>
    <style:style style:name="P2" style:family="paragraph" style:parent-style-name="Standard">
      <style:text-properties fo:font-weight="bold" officeooo:rsid="000ade7c" officeooo:paragraph-rsid="000ade7c" style:font-weight-asian="bold" style:font-weight-complex="bold"/>
    </style:style>
    <style:style style:name="P3" style:family="paragraph" style:parent-style-name="Standard">
      <style:text-properties fo:font-weight="bold" officeooo:rsid="000bcf08" officeooo:paragraph-rsid="000bcf08" style:font-weight-asian="bold" style:font-weight-complex="bold"/>
    </style:style>
    <style:style style:name="P4" style:family="paragraph" style:parent-style-name="Standard">
      <style:text-properties fo:font-weight="bold" officeooo:rsid="000c58ac" officeooo:paragraph-rsid="000c58ac" style:font-weight-asian="bold" style:font-weight-complex="bold"/>
    </style:style>
    <style:style style:name="P5" style:family="paragraph" style:parent-style-name="Standard">
      <style:text-properties fo:font-weight="normal" officeooo:rsid="000ade7c" officeooo:paragraph-rsid="000ade7c" style:font-weight-asian="normal" style:font-weight-complex="normal"/>
    </style:style>
    <style:style style:name="P6" style:family="paragraph" style:parent-style-name="Standard">
      <style:text-properties fo:font-weight="normal" officeooo:rsid="000bcf08" officeooo:paragraph-rsid="000bcf08" style:font-weight-asian="normal" style:font-weight-complex="normal"/>
    </style:style>
    <style:style style:name="P7" style:family="paragraph" style:parent-style-name="Standard">
      <style:text-properties fo:font-weight="normal" officeooo:rsid="000c58ac" officeooo:paragraph-rsid="000c58ac" style:font-weight-asian="normal" style:font-weight-complex="normal"/>
    </style:style>
    <style:style style:name="P8" style:family="paragraph" style:parent-style-name="Standard">
      <style:paragraph-properties fo:break-before="page"/>
      <style:text-properties fo:font-weight="bold" officeooo:rsid="00096692" officeooo:paragraph-rsid="00096692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officeooo:rsid="000ade7c" officeooo:paragraph-rsid="000ade7c" style:font-weight-asian="bold" style:font-weight-complex="bold"/>
    </style:style>
    <style:style style:name="P10" style:family="paragraph" style:parent-style-name="Standard">
      <style:paragraph-properties fo:break-before="page"/>
      <style:text-properties fo:font-weight="bold" officeooo:rsid="000bcf08" officeooo:paragraph-rsid="000bcf08" style:font-weight-asian="bold" style:font-weight-complex="bold"/>
    </style:style>
    <style:style style:name="P11" style:family="paragraph" style:parent-style-name="Standard">
      <style:paragraph-properties fo:break-before="page"/>
      <style:text-properties fo:font-weight="bold" officeooo:rsid="000c58ac" officeooo:paragraph-rsid="000c58ac" style:font-weight-asian="bold" style:font-weight-complex="bold"/>
    </style:style>
    <style:style style:name="P12" style:family="paragraph" style:parent-style-name="Text_20_body" style:list-style-name="L1">
      <style:paragraph-properties fo:padding="0.0193in" fo:border="0.06pt solid #d9d9e3"/>
    </style:style>
    <style:style style:name="P13" style:family="paragraph" style:parent-style-name="Text_20_body" style:list-style-name="L1">
      <style:paragraph-properties fo:padding="0.0193in" fo:border="0.06pt solid #d9d9e3"/>
      <style:text-properties officeooo:paragraph-rsid="00096692"/>
    </style:style>
    <style:style style:name="P14" style:family="paragraph" style:parent-style-name="Text_20_body" style:list-style-name="L1">
      <style:paragraph-properties fo:padding="0.0193in" fo:border="0.06pt solid #d9d9e3"/>
      <style:text-properties officeooo:paragraph-rsid="000ade7c"/>
    </style:style>
    <style:style style:name="T1" style:family="text">
      <style:text-properties officeooo:rsid="0009669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6692" style:font-weight-asian="bold" style:font-weight-complex="bold"/>
    </style:style>
    <style:style style:name="T4" style:family="text">
      <style:text-properties fo:font-weight="bold" officeooo:rsid="000985b5" style:font-weight-asian="bold" style:font-weight-complex="bold"/>
    </style:style>
    <style:style style:name="T5" style:family="text">
      <style:text-properties fo:font-weight="bold" officeooo:rsid="000ade7c" style:font-weight-asian="bold" style:font-weight-complex="bold"/>
    </style:style>
    <style:style style:name="T6" style:family="text">
      <style:text-properties style:text-position="super 58%" officeooo:rsid="00096692"/>
    </style:style>
    <style:style style:name="T7" style:family="text">
      <style:text-properties style:text-position="0% 100%" officeooo:rsid="00096692"/>
    </style:style>
    <style:style style:name="T8" style:family="text">
      <style:text-properties fo:font-weight="normal" officeooo:rsid="00096692" style:font-weight-asian="normal" style:font-weight-complex="normal"/>
    </style:style>
    <style:style style:name="T9" style:family="text">
      <style:text-properties officeooo:rsid="000985b5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21546507" text:style-name="L1">
        <text:list-item>
          <text:p text:style-name="P12">Desarrolla un programa en ensamblador RV32I capaz de recorrer un vector de <text:span text:style-name="T3">unsigned </text:span><text:span text:style-name="T2">bytes </text:span>y encontrar l<text:span text:style-name="T1">os dos</text:span> valor<text:span text:style-name="T1">es</text:span> máximo<text:span text:style-name="T1">s</text:span> almacenado<text:span text:style-name="T1">s</text:span>. El vector comienza en la dirección de memoria 0x10010000 y finaliza en la 0x1001007F.</text:p>
        </text:list-item>
        <text:list-item>
          <text:p text:style-name="P14">Desarrolla un programa en ensamblador RV32I capaz de recorrer un vector de <text:span text:style-name="T3">unsigned </text:span><text:span text:style-name="T2">halfwords</text:span> (16 bits) y <text:span text:style-name="T1">calcular la media entre todos sus valores</text:span>. El vector comienza en la dirección de memoria 0x10010000 y finaliza en la 0x1001007F.<text:span text:style-name="T1"> Piensa que el vector tiene 128 posiciones (2</text:span><text:span text:style-name="T6">7</text:span><text:span text:style-name="T7">)</text:span></text:p>
        </text:list-item>
        <text:list-item>
          <text:p text:style-name="P12">Desarrolla un programa en ensamblador RV32I capaz de recorrer un vector de <text:span text:style-name="T2">palabras </text:span><text:span text:style-name="T5">con signo </text:span>y encontrar el valor máximo y mínimo almacenados. El vector comienza en la dirección de memoria 0x10010000 y finaliza en la 0x100100FF.</text:p>
        </text:list-item>
        <text:list-item>
          <text:p text:style-name="P13">Desarrolla un programa en ensamblador RV32I capaz de recorrer un vector de <text:span text:style-name="T2">halfwords</text:span> y sumar todos sus elementos<text:span text:style-name="T1"> considerados como datos unsigned</text:span>. El vector comienza en la dirección de memoria 0x10010000 y finaliza en la 0x100100FF.</text:p>
        </text:list-item>
        <text:list-item>
          <text:p text:style-name="P13">Desarrolla un programa en ensamblador RV32I capaz de <text:span text:style-name="T1">modificar el modo de almacenamiento de un vector de </text:span><text:span text:style-name="T3">halfwords, </text:span><text:span text:style-name="T8">el vector original se encuentra en modo little endian y debes convertirlo a big endian (intercambiar el orden de los dos bytes del halfword).</text:span></text:p>
        </text:list-item>
      </text:list>
      <text:p text:style-name="Standard"/>
      <text:p text:style-name="Standard"/>
      <text:p text:style-name="P1"/>
      <text:p text:style-name="P8">Solución 1</text:p>
      <text:p text:style-name="P1"/>
      <text:p text:style-name="P1">.data #inici<text:span text:style-name="T9">o el vector de datos con valores para que el máximo sea 252 (0xFC y 0xFA)</text:span></text:p>
      <text:p text:style-name="P1">.byte <text:s text:c="2"/>0, 10, 20, 30, 40, 50, 60, 70, 80, 90, 100, 110, 120, 130, 140, 150, 160, 170, 180, 190, 200, 210, 220, 230, 240, <text:span text:style-name="T2">250, 25</text:span><text:span text:style-name="T4">2</text:span>, 245, 235, 225, 215, 205, 195, 185, 175, 165, 155, 145, 135, 125, 115, 105, 95, 85, 75, 65, 55, 45, 35, 25, 15, 5</text:p>
      <text:p text:style-name="P1"/>
      <text:p text:style-name="P1">.text</text:p>
      <text:p text:style-name="P1">.globl _start</text:p>
      <text:p text:style-name="P1"/>
      <text:p text:style-name="P1">_start:</text:p>
      <text:p text:style-name="P1"><text:s text:c="4"/># Inicializar variables</text:p>
      <text:p text:style-name="P1"><text:s text:c="4"/>li t0, 0 <text:s text:c="9"/># Contador del bucle</text:p>
      <text:p text:style-name="P1"><text:s text:c="4"/>li t1, 0 <text:s text:c="9"/># Variable para almacenar el máximo valor encontrado</text:p>
      <text:p text:style-name="P1"><text:s text:c="4"/>li t2, 0 <text:s text:c="9"/># Variable para almacenar el segundo máximo valor encontrado</text:p>
      <text:p text:style-name="P1"><text:s text:c="4"/>li t4, 0x80<text:tab/> <text:s text:c="5"/># Registro que contiene el número de posiciones del vector</text:p>
      <text:p text:style-name="P1"><text:s text:c="4"/>li a0, 0x10010000 # Puntero a la primera posición del vector</text:p>
      <text:p text:style-name="P1"/>
      <text:p text:style-name="P1"><text:s text:c="4"/># Bucle para recorrer el vector</text:p>
      <text:p text:style-name="P1">loop:</text:p>
      <text:p text:style-name="P1"><text:s text:c="4"/>lbu t3, (a0) <text:s text:c="3"/># Cargar un byte del vector</text:p>
      <text:p text:style-name="P1"><text:s text:c="4"/>bgeu t3, t1, update_max <text:s text:c="3"/># Si el byte es mayor o igual que el máximo actual, actualizar el máximo</text:p>
      <text:p text:style-name="P1"><text:s text:c="4"/>bgeu t3, t2, update_second_max <text:s text:c="3"/># Si el byte es mayor o igual que el segundo máximo actual, actualizar el segundo máximo</text:p>
      <text:p text:style-name="P1">next:</text:p>
      <text:p text:style-name="P1"><text:s text:c="4"/>addi t0, t0, 1 <text:s text:c="3"/># Incrementar el contador del bucle</text:p>
      <text:p text:style-name="P1"><text:s text:c="4"/>addi a0, a0, 1 <text:s text:c="3"/># Incrementar el puntero a la siguinete dirección </text:p>
      <text:p text:style-name="P1"><text:s text:c="4"/>bltu t0, t4, loop <text:s text:c="3"/># Si no se ha llegado al final del vector, repetir el bucle</text:p>
      <text:p text:style-name="P1"/>
      <text:p text:style-name="P1"><text:s text:c="4"/># Imprimir los resultados</text:p>
      <text:p text:style-name="P1"><text:s text:c="4"/>ebreak</text:p>
      <text:p text:style-name="P1"/>
      <text:p text:style-name="P1">update_max:</text:p>
      <text:p text:style-name="P1"><text:s text:c="4"/>mv t2, t1 <text:s text:c="3"/># Guardar el máximo actual como segundo máximo</text:p>
      <text:p text:style-name="P1"><text:s text:c="4"/>mv t1, t3 <text:s text:c="3"/># Actualizar el máximo con el nuevo valor</text:p>
      <text:p text:style-name="P1"><text:s text:c="4"/>j next</text:p>
      <text:p text:style-name="P1"/>
      <text:p text:style-name="P1">update_second_max:</text:p>
      <text:p text:style-name="P1"><text:s text:c="4"/>mv t2, t3 <text:s text:c="3"/># Actualizar el segundo máximo con el nuevo valor</text:p>
      <text:p text:style-name="P1"><text:s text:c="4"/>j next</text:p>
      <text:p text:style-name="P1"/>
      <text:p text:style-name="P9">Solución 2</text:p>
      <text:p text:style-name="P2"/>
      <text:p text:style-name="P5">.data #inicialización del vector</text:p>
      <text:p text:style-name="P5">.byte <text:s text:c="2"/>0, 10, 20, 30, 40, 50, 60, 70, 80, 90, 100, 110, 120, 130, 140, 150, 160, 170, 180, 190, 200, 210, 220, 230, 240, 250, 255, 245, 235, 225, 215, 205, 195, 185, 175, 165, 155, 145, 135, 125, 115, 105, 95, 85, 75, 65, 55, 45, 35, 25, 15, 5</text:p>
      <text:p text:style-name="P5"/>
      <text:p text:style-name="P5"/>
      <text:p text:style-name="P5">.text</text:p>
      <text:p text:style-name="P5">.globl _start</text:p>
      <text:p text:style-name="P5"/>
      <text:p text:style-name="P5">_start:</text:p>
      <text:p text:style-name="P5"><text:s text:c="4"/># Inicializar variables</text:p>
      <text:p text:style-name="P5"><text:s text:c="4"/>li t0, 0 <text:s text:c="9"/># Contador del bucle (Se irá incrementando de 2 en 2 por ser datos half)</text:p>
      <text:p text:style-name="P5"><text:s text:c="4"/>li t1, 0 <text:s text:c="9"/># Variable para almacenar la suma total</text:p>
      <text:p text:style-name="P5"><text:s text:c="4"/>li t2, 64 <text:s text:c="7"/># Número de elementos en el vector </text:p>
      <text:p text:style-name="P5"><text:s text:c="4"/>li t3, 0 <text:s text:c="9"/># Variable para almacenar el resultado de la media</text:p>
      <text:p text:style-name="P5"><text:s text:c="4"/>li a0, 0x10010000 # Dirección inicial del vector</text:p>
      <text:p text:style-name="P5"/>
      <text:p text:style-name="P5"><text:s text:c="4"/># Bucle para recorrer el vector y calcular la suma total</text:p>
      <text:p text:style-name="P5">loop:</text:p>
      <text:p text:style-name="P5"><text:s text:c="4"/>lhu t4, (a0) <text:s text:c="3"/># Cargar una halfword del vector</text:p>
      <text:p text:style-name="P5"><text:s text:c="4"/>add t1, t1, t4 <text:s text:c="3"/># Sumar el valor al acumulador</text:p>
      <text:p text:style-name="P5"><text:s text:c="4"/>addi a0, a0, 2 <text:s text:c="3"/># Siguiente dato half</text:p>
      <text:p text:style-name="P5"><text:s text:c="4"/>addi t0, t0, 2 <text:s text:c="3"/># Incrementar el contador del bucle en 2 (halfword)</text:p>
      <text:p text:style-name="P5"><text:s text:c="4"/>bltu t0, t2, loop <text:s text:c="3"/># Si no se ha llegado al final del vector, repetir el bucle</text:p>
      <text:p text:style-name="P5"/>
      <text:p text:style-name="P5"><text:s text:c="4"/># Calcular la media</text:p>
      <text:p text:style-name="P5"><text:s text:c="4"/>srli t3, t1, 6 <text:s text:c="3"/># Dividir la suma total entre el número de elementos (t1 / 2⁶)</text:p>
      <text:p text:style-name="P5"/>
      <text:p text:style-name="P5"><text:s text:c="4"/># Imprimir el resultado</text:p>
      <text:p text:style-name="P5"><text:s text:c="4"/>ebreak</text:p>
      <text:p text:style-name="P5"/>
      <text:p text:style-name="P5"/>
      <text:p text:style-name="P10">Solución 3</text:p>
      <text:p text:style-name="P3"/>
      <text:p text:style-name="P6">.data #64 palabras aleatorias para llenar el vector</text:p>
      <text:p text:style-name="P6">.word <text:s text:c="7"/>0x00112233, 0x44556677, 0x8899AABB, 0xCCDDEEFF,</text:p>
      <text:p text:style-name="P6"><text:s text:c="13"/>0x10203040, 0x50607080, 0x90A0B0C0, 0xD0E0F000,</text:p>
      <text:p text:style-name="P6"><text:s text:c="13"/>0x11223344, 0x55667788, 0x99AABBCC, 0xDDEEFF00,</text:p>
      <text:p text:style-name="P6"><text:s text:c="13"/>0x20304050, 0x60708090, 0xA0B0C0D0, 0xE0F00010,</text:p>
      <text:p text:style-name="P6"><text:s text:c="13"/>0x22334455, 0x66778899, 0xAABBCCDD, 0xEEFF0011,</text:p>
      <text:p text:style-name="P6"><text:s text:c="13"/>0x30405060, 0x708090A0, 0xB0C0D0E0, 0xF0001020,</text:p>
      <text:p text:style-name="P6"><text:s text:c="13"/>0x33445566, 0x778899AA, 0xBBCCDDEE, 0xFF001122,</text:p>
      <text:p text:style-name="P6"><text:s text:c="13"/>0x40506070, 0x8090A0B0, 0xC0D0E0F0, 0x00102030,</text:p>
      <text:p text:style-name="P6"><text:s text:c="13"/>0x44556677, 0x8899AABB, 0xCCDDEEFF, 0x10203040,</text:p>
      <text:p text:style-name="P6"><text:s text:c="13"/>0x50607080, 0x90A0B0C0, 0xD0E0F000, 0x11223344,</text:p>
      <text:p text:style-name="P6"><text:s text:c="13"/>0x55667788, 0x99AABBCC, 0xDDEEFF00, 0x20304050,</text:p>
      <text:p text:style-name="P6"><text:s text:c="13"/>0x60708090, 0xA0B0C0D0, 0xE0F00010, 0x22334455,</text:p>
      <text:p text:style-name="P6"><text:s text:c="13"/>0x66778899, 0xAABBCCDD, 0xEEFF0011, 0x30405060,</text:p>
      <text:p text:style-name="P6"><text:s text:c="13"/>0x708090A0, 0xB0C0D0E0, 0xF0001020, 0x33445566,</text:p>
      <text:p text:style-name="P6"><text:s text:c="13"/>0x778899AA, 0xBBCCDDEE, 0xFF001122, 0x40506070,</text:p>
      <text:p text:style-name="P6"><text:s text:c="13"/>0x8090A0B0, 0xC0D0E0F0, 0x00102030, 0x44556677,</text:p>
      <text:p text:style-name="P6"><text:s text:c="13"/>0x8899AABB, 0xCCDDEEFF, 0x10203040, 0x50607080,</text:p>
      <text:p text:style-name="P6"><text:s text:c="13"/>0x90A0B0C0, 0xD0E0F000, 0x11223344, 0x55667788,</text:p>
      <text:p text:style-name="P6"><text:s text:c="13"/>0x99AABBCC, 0xDDEEFF00, 0x20304050, 0x60708090,</text:p>
      <text:p text:style-name="P6"><text:s text:c="13"/>0xA0B0C0D0, 0xE0F00010</text:p>
      <text:p text:style-name="P6"/>
      <text:p text:style-name="P6">.text</text:p>
      <text:p text:style-name="P6">.globl _start</text:p>
      <text:p text:style-name="P6"/>
      <text:p text:style-name="P6">_start:</text:p>
      <text:p text:style-name="P6"><text:s text:c="4"/># Inicializar variables</text:p>
      <text:p text:style-name="P6"><text:s text:c="4"/>li t0, 0 <text:s text:c="9"/># Contador del bucle</text:p>
      <text:p text:style-name="P6"><text:s text:c="4"/>li a0, 0x10010000 # Primera posición del vector</text:p>
      <text:p text:style-name="P6"><text:s text:c="4"/>lw t1, (a0) # Cargar el primer valor del vector</text:p>
      <text:p text:style-name="P6"><text:s text:c="4"/>add t2, t1, zero <text:s text:c="7"/># Inicializar el valor máximo con el primer valor del vector</text:p>
      <text:p text:style-name="P6"><text:s text:c="4"/>add t3, t1, zero <text:s text:c="7"/># Inicializar el valor mínimo con el primer valor del vector</text:p>
      <text:p text:style-name="P6"><text:s text:c="4"/>li t4, 64 <text:s text:c="7"/># Número de palabras en el vector (256/4)</text:p>
      <text:p text:style-name="P6"><text:s text:c="4"/># Bucle para recorrer el vector y encontrar el valor máximo y mínimo</text:p>
      <text:p text:style-name="P6">loop:</text:p>
      <text:p text:style-name="P6"><text:s text:c="4"/>lw t5, (a0) <text:s text:c="3"/># Cargar una palabra del vector</text:p>
      <text:p text:style-name="P6"><text:s text:c="4"/>blt t5, t3, update_min <text:s text:c="3"/># Si el valor es menor que el valor mínimo, actualizar el mínimo</text:p>
      <text:p text:style-name="P6"><text:s text:c="4"/>bgt t5, t2, update_max <text:s text:c="3"/># Si el valor es mayor que el valor máximo, actualizar el máximo</text:p>
      <text:p text:style-name="P6">next:</text:p>
      <text:p text:style-name="P6"><text:s text:c="4"/>addi a0, a0, 4</text:p>
      <text:p text:style-name="P6"><text:s text:c="4"/>addi t0, t0, 1 <text:s text:c="3"/># Incrementar el contador del bucle en 4 para saltar a la siguiente palabra</text:p>
      <text:p text:style-name="P6"><text:s text:c="4"/>bltu t0, t4, loop <text:s text:c="3"/># Si no se ha llegado al final del vector, repetir el bucle</text:p>
      <text:p text:style-name="P6"><text:s text:c="4"/>ebreak #FIN</text:p>
      <text:p text:style-name="P6"/>
      <text:p text:style-name="P6">update_max:</text:p>
      <text:p text:style-name="P6"><text:s text:c="4"/>add t2, t5, zero <text:s text:c="3"/># Actualizar el valor máximo con el nuevo valor</text:p>
      <text:p text:style-name="P6"><text:s text:c="4"/>j next</text:p>
      <text:p text:style-name="P6">update_min:</text:p>
      <text:p text:style-name="P6"><text:s text:c="4"/>add t3, t5, zero <text:s text:c="3"/># Actualizar el valor mínimo con el nuevo valor</text:p>
      <text:p text:style-name="P6"><text:s text:c="4"/>j next</text:p>
      <text:p text:style-name="P11">Solución 4</text:p>
      <text:p text:style-name="P4"/>
      <text:p text:style-name="P7">.text</text:p>
      <text:p text:style-name="P7">.globl _start</text:p>
      <text:p text:style-name="P7"/>
      <text:p text:style-name="P7">_start:</text:p>
      <text:p text:style-name="P7"><text:s text:c="4"/># Inicializar variables</text:p>
      <text:p text:style-name="P7"><text:s text:c="4"/>li t0, 0 <text:s text:c="12"/># Variable de acumulación</text:p>
      <text:p text:style-name="P7"><text:s text:c="4"/>li a0, 0x10010000 <text:s text:c="3"/># Dirección de inicio del vector</text:p>
      <text:p text:style-name="P7"><text:s text:c="4"/>li t2, 128 <text:s text:c="10"/># Longitud del vector en halfwords (256/2)</text:p>
      <text:p text:style-name="P7"/>
      <text:p text:style-name="P7"/>
      <text:p text:style-name="P7"><text:s text:c="4"/># Bucle de recorrido y suma del vector</text:p>
      <text:p text:style-name="P7">loop:</text:p>
      <text:p text:style-name="P7"><text:s text:c="4"/>lhu t4, (a0) <text:s text:c="8"/># Cargar halfword del vector</text:p>
      <text:p text:style-name="P7"><text:s text:c="4"/>add t0, t0, t4 <text:s text:c="6"/># Sumar al acumulador</text:p>
      <text:p text:style-name="P7"><text:s text:c="4"/>addi a0, a0, 2 <text:s text:c="5"/># Avanzar al siguiente elemento del vector</text:p>
      <text:p text:style-name="P7"><text:s text:c="4"/>addi t2, t2, -1 <text:s text:c="4"/># Actualizar longitud restante del vector (Tamaño en bytes de cada elemento del vector (2 bytes))</text:p>
      <text:p text:style-name="P7"><text:s text:c="4"/>bnez t2, loop <text:s text:c="7"/># Si no se ha recorrido todo el vector, volver al bucle</text:p>
      <text:p text:style-name="P7"/>
      <text:p text:style-name="P7"><text:s text:c="4"/># Detener el programa</text:p>
      <text:p text:style-name="P7"><text:s text:c="4"/>ebreak</text:p>
      <text:p text:style-name="P7"/>
      <text:p text:style-name="P7">.data #inicio de vector con datos aleatorios</text:p>
      <text:p text:style-name="P7">vector: <text:s text:c="4"/>.half <text:s text:c="2"/>1, 2, 3, 4, 5, 6, 7, 8, 9, 10, 11, 12, 13, 14, 15, 16,</text:p>
      <text:p text:style-name="P7"><text:s text:c="20"/>17, 18, 19, 20, 21, 22, 23, 24, 25, 26, 27, 28, 29, 30, 31, 32,</text:p>
      <text:p text:style-name="P7"><text:s text:c="20"/>33, 34, 35, 36, 37, 38, 39, 40, 41, 42, 43, 44, 45, 46, 47, 48,</text:p>
      <text:p text:style-name="P7"><text:s text:c="20"/>49, 50, 51, 52, 53, 54, 55, 56, 57, 58, 59, 60, 61, 62, 63, 6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öhne Mono" svg:font-family="'Söhne Mono', Monaco, 'Andale Mono', 'Ubuntu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9T11:42:36.335379940</meta:creation-date>
    <dc:date>2023-05-29T12:31:22.940168107</dc:date>
    <meta:editing-duration>PT5M40S</meta:editing-duration>
    <meta:editing-cycles>1</meta:editing-cycles>
    <meta:document-statistic meta:table-count="0" meta:image-count="0" meta:object-count="0" meta:page-count="5" meta:paragraph-count="128" meta:word-count="1173" meta:character-count="7399" meta:non-whitespace-character-count="5549"/>
    <meta:generator>LibreOffice/6.4.7.2$Linux_X86_64 LibreOffice_project/40$Build-2</meta:generator>
  </office:meta>
</office:document-meta>
</file>